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>
            <text:p>rep</text:p>
          </table:table-cell>
          <table:table-cell office:value-type="string">
            <text:p>shrubCov</text:p>
          </table:table-cell>
          <table:table-cell office:value-type="string">
            <text:p>grassCov</text:p>
          </table:table-cell>
          <table:table-cell office:value-type="string">
            <text:p>forbCov</text:p>
          </table:table-cell>
          <table:table-cell office:value-type="string">
            <text:p>annualCov</text:p>
          </table:table-cell>
          <table:table-cell office:value-type="string">
            <text:p>PAR</text:p>
          </table:table-cell>
          <table:table-cell office:value-type="string">
            <text:p>ch1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ch4</text:p>
          </table:table-cell>
          <table:table-cell office:value-type="string">
            <text:p>sensitiv1</text:p>
          </table:table-cell>
          <table:table-cell office:value-type="string">
            <text:p>sensitiv2</text:p>
          </table:table-cell>
          <table:table-cell office:value-type="string">
            <text:p>sensitiv3</text:p>
          </table:table-cell>
          <table:table-cell office:value-type="string">
            <text:p>sensitiv4</text:p>
          </table:table-cell>
          <table:table-cell office:value-type="string">
            <text:p>ndviAVHRR</text:p>
          </table:table-cell>
          <table:table-cell office:value-type="string">
            <text:p>ndviMODIS</text:p>
          </table:table-cell>
          <table:table-cell office:value-type="string">
            <text:p>biomass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float" office:value="753">
            <text:p>753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2]*[.M2]-[.G2]*[.K2])/([.I2]*[.M2]+[.G2]*[.K2])" office:value-type="float" office:value="0.575977494190076">
            <text:p>0.58</text:p>
          </table:table-cell>
          <table:table-cell table:formula="oooc:=([.J2]*[.N2]-[.H2]*[.L2])/([.J2]*[.N2]+[.H2]*[.L2])" office:value-type="float" office:value="0.406961549122877">
            <text:p>0.41</text:p>
          </table:table-cell>
          <table:table-cell office:value-type="float" office:value="48.81">
            <text:p>48.8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float" office:value="875">
            <text:p>875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3]*[.M3]-[.G3]*[.K3])/([.I3]*[.M3]+[.G3]*[.K3])" office:value-type="float" office:value="0.455576559546314">
            <text:p>0.46</text:p>
          </table:table-cell>
          <table:table-cell table:formula="oooc:=([.J3]*[.N3]-[.H3]*[.L3])/([.J3]*[.N3]+[.H3]*[.L3])" office:value-type="float" office:value="0.262573919404987">
            <text:p>0.26</text:p>
          </table:table-cell>
          <table:table-cell office:value-type="float" office:value="32.82">
            <text:p>32.8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137">
            <text:p>137</text:p>
          </table:table-cell>
          <table:table-cell office:value-type="float" office:value="1064">
            <text:p>1064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4]*[.M4]-[.G4]*[.K4])/([.I4]*[.M4]+[.G4]*[.K4])" office:value-type="float" office:value="0.509803921568627">
            <text:p>0.51</text:p>
          </table:table-cell>
          <table:table-cell table:formula="oooc:=([.J4]*[.N4]-[.H4]*[.L4])/([.J4]*[.N4]+[.H4]*[.L4])" office:value-type="float" office:value="0.306822673729149">
            <text:p>0.31</text:p>
          </table:table-cell>
          <table:table-cell office:value-type="float" office:value="27.94">
            <text:p>27.9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279">
            <text:p>279</text:p>
          </table:table-cell>
          <table:table-cell office:value-type="float" office:value="145">
            <text:p>145</text:p>
          </table:table-cell>
          <table:table-cell office:value-type="float" office:value="989">
            <text:p>989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5]*[.M5]-[.G5]*[.K5])/([.I5]*[.M5]+[.G5]*[.K5])" office:value-type="float" office:value="0.463734827443707">
            <text:p>0.46</text:p>
          </table:table-cell>
          <table:table-cell table:formula="oooc:=([.J5]*[.N5]-[.H5]*[.L5])/([.J5]*[.N5]+[.H5]*[.L5])" office:value-type="float" office:value="0.237886668491651">
            <text:p>0.24</text:p>
          </table:table-cell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144">
            <text:p>144</text:p>
          </table:table-cell>
          <table:table-cell office:value-type="float" office:value="1335">
            <text:p>1335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6]*[.M6]-[.G6]*[.K6])/([.I6]*[.M6]+[.G6]*[.K6])" office:value-type="float" office:value="0.563481501197764">
            <text:p>0.56</text:p>
          </table:table-cell>
          <table:table-cell table:formula="oooc:=([.J6]*[.N6]-[.H6]*[.L6])/([.J6]*[.N6]+[.H6]*[.L6])" office:value-type="float" office:value="0.398092915922846">
            <text:p>0.4</text:p>
          </table:table-cell>
          <table:table-cell office:value-type="float" office:value="52.68">
            <text:p>52.68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312">
            <text:p>312</text:p>
          </table:table-cell>
          <table:table-cell office:value-type="float" office:value="157">
            <text:p>157</text:p>
          </table:table-cell>
          <table:table-cell office:value-type="float" office:value="1384">
            <text:p>1384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7]*[.M7]-[.G7]*[.K7])/([.I7]*[.M7]+[.G7]*[.K7])" office:value-type="float" office:value="0.547064630393125">
            <text:p>0.55</text:p>
          </table:table-cell>
          <table:table-cell table:formula="oooc:=([.J7]*[.N7]-[.H7]*[.L7])/([.J7]*[.N7]+[.H7]*[.L7])" office:value-type="float" office:value="0.351978846443236">
            <text:p>0.35</text:p>
          </table:table-cell>
          <table:table-cell office:value-type="float" office:value="36.67">
            <text:p>36.67</text:p>
          </table:table-cell>
          <table:table-cell office:value-type="string">
            <text:p>corrected channel 4 from 1331 on data sheet to 33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286">
            <text:p>286</text:p>
          </table:table-cell>
          <table:table-cell office:value-type="float" office:value="146">
            <text:p>146</text:p>
          </table:table-cell>
          <table:table-cell office:value-type="float" office:value="1045">
            <text:p>104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8]*[.M8]-[.G8]*[.K8])/([.I8]*[.M8]+[.G8]*[.K8])" office:value-type="float" office:value="0.475542107917297">
            <text:p>0.48</text:p>
          </table:table-cell>
          <table:table-cell table:formula="oooc:=([.J8]*[.N8]-[.H8]*[.L8])/([.J8]*[.N8]+[.H8]*[.L8])" office:value-type="float" office:value="0.265139202013317">
            <text:p>0.27</text:p>
          </table:table-cell>
          <table:table-cell office:value-type="float" office:value="34.19">
            <text:p>34.1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77">
            <text:p>277</text:p>
          </table:table-cell>
          <table:table-cell office:value-type="float" office:value="142">
            <text:p>142</text:p>
          </table:table-cell>
          <table:table-cell office:value-type="float" office:value="1026">
            <text:p>1026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9]*[.M9]-[.G9]*[.K9])/([.I9]*[.M9]+[.G9]*[.K9])" office:value-type="float" office:value="0.480796985998388">
            <text:p>0.48</text:p>
          </table:table-cell>
          <table:table-cell table:formula="oooc:=([.J9]*[.N9]-[.H9]*[.L9])/([.J9]*[.N9]+[.H9]*[.L9])" office:value-type="float" office:value="0.263174963515486">
            <text:p>0.26</text:p>
          </table:table-cell>
          <table:table-cell office:value-type="float" office:value="33.01">
            <text:p>33.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/>
          <table:table-cell office:value-type="float" office:value="309">
            <text:p>309</text:p>
          </table:table-cell>
          <table:table-cell office:value-type="float" office:value="163">
            <text:p>163</text:p>
          </table:table-cell>
          <table:table-cell office:value-type="float" office:value="815">
            <text:p>815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0]*[.M10]-[.G10]*[.K10])/([.I10]*[.M10]+[.G10]*[.K10])" office:value-type="float" office:value="0.340131333084192">
            <text:p>0.34</text:p>
          </table:table-cell>
          <table:table-cell table:formula="oooc:=([.J10]*[.N10]-[.H10]*[.L10])/([.J10]*[.N10]+[.H10]*[.L10])" office:value-type="float" office:value="0.0942609903626314">
            <text:p>0.09</text:p>
          </table:table-cell>
          <table:table-cell office:value-type="float" office:value="16.91">
            <text:p>16.9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 office:value-type="float" office:value="159">
            <text:p>159</text:p>
          </table:table-cell>
          <table:table-cell office:value-type="float" office:value="968">
            <text:p>968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1]*[.M11]-[.G11]*[.K11])/([.I11]*[.M11]+[.G11]*[.K11])" office:value-type="float" office:value="0.427400513232985">
            <text:p>0.43</text:p>
          </table:table-cell>
          <table:table-cell table:formula="oooc:=([.J11]*[.N11]-[.H11]*[.L11])/([.J11]*[.N11]+[.H11]*[.L11])" office:value-type="float" office:value="0.203942736446844">
            <text:p>0.2</text:p>
          </table:table-cell>
          <table:table-cell office:value-type="float" office:value="35.23">
            <text:p>35.2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150">
            <text:p>150</text:p>
          </table:table-cell>
          <table:table-cell office:value-type="float" office:value="889">
            <text:p>889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2]*[.M12]-[.G12]*[.K12])/([.I12]*[.M12]+[.G12]*[.K12])" office:value-type="float" office:value="0.415005219476399">
            <text:p>0.42</text:p>
          </table:table-cell>
          <table:table-cell table:formula="oooc:=([.J12]*[.N12]-[.H12]*[.L12])/([.J12]*[.N12]+[.H12]*[.L12])" office:value-type="float" office:value="0.173007896625987">
            <text:p>0.17</text:p>
          </table:table-cell>
          <table:table-cell office:value-type="float" office:value="25.98">
            <text:p>25.98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25">
            <text:p>125</text:p>
          </table:table-cell>
          <table:table-cell office:value-type="float" office:value="689">
            <text:p>689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3]*[.M13]-[.G13]*[.K13])/([.I13]*[.M13]+[.G13]*[.K13])" office:value-type="float" office:value="0.387859207617752">
            <text:p>0.39</text:p>
          </table:table-cell>
          <table:table-cell table:formula="oooc:=([.J13]*[.N13]-[.H13]*[.L13])/([.J13]*[.N13]+[.H13]*[.L13])" office:value-type="float" office:value="0.144537515594368">
            <text:p>0.14</text:p>
          </table:table-cell>
          <table:table-cell office:value-type="float" office:value="16.29">
            <text:p>16.29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213">
            <text:p>213</text:p>
          </table:table-cell>
          <table:table-cell office:value-type="float" office:value="106">
            <text:p>106</text:p>
          </table:table-cell>
          <table:table-cell office:value-type="float" office:value="702">
            <text:p>70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4]*[.M14]-[.G14]*[.K14])/([.I14]*[.M14]+[.G14]*[.K14])" office:value-type="float" office:value="0.43466836531571">
            <text:p>0.43</text:p>
          </table:table-cell>
          <table:table-cell table:formula="oooc:=([.J14]*[.N14]-[.H14]*[.L14])/([.J14]*[.N14]+[.H14]*[.L14])" office:value-type="float" office:value="0.22692395350604">
            <text:p>0.23</text:p>
          </table:table-cell>
          <table:table-cell office:value-type="float" office:value="30.76">
            <text:p>30.76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724">
            <text:p>724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5]*[.M15]-[.G15]*[.K15])/([.I15]*[.M15]+[.G15]*[.K15])" office:value-type="float" office:value="0.591708542713568">
            <text:p>0.59</text:p>
          </table:table-cell>
          <table:table-cell table:formula="oooc:=([.J15]*[.N15]-[.H15]*[.L15])/([.J15]*[.N15]+[.H15]*[.L15])" office:value-type="float" office:value="0.438403303509979">
            <text:p>0.44</text:p>
          </table:table-cell>
          <table:table-cell office:value-type="float" office:value="53.11">
            <text:p>53.11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26">
            <text:p>226</text:p>
          </table:table-cell>
          <table:table-cell office:value-type="float" office:value="116">
            <text:p>116</text:p>
          </table:table-cell>
          <table:table-cell office:value-type="float" office:value="858">
            <text:p>858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6]*[.M16]-[.G16]*[.K16])/([.I16]*[.M16]+[.G16]*[.K16])" office:value-type="float" office:value="0.490221730990459">
            <text:p>0.49</text:p>
          </table:table-cell>
          <table:table-cell table:formula="oooc:=([.J16]*[.N16]-[.H16]*[.L16])/([.J16]*[.N16]+[.H16]*[.L16])" office:value-type="float" office:value="0.281339743796586">
            <text:p>0.28</text:p>
          </table:table-cell>
          <table:table-cell office:value-type="float" office:value="37.29">
            <text:p>37.29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/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1068">
            <text:p>1068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I17]*[.M17]-[.G17]*[.K17])/([.I17]*[.M17]+[.G17]*[.K17])" office:value-type="float" office:value="0.621436176505383">
            <text:p>0.62</text:p>
          </table:table-cell>
          <table:table-cell table:formula="oooc:=([.J17]*[.N17]-[.H17]*[.L17])/([.J17]*[.N17]+[.H17]*[.L17])" office:value-type="float" office:value="0.480577528155968">
            <text:p>0.48</text:p>
          </table:table-cell>
          <table:table-cell office:value-type="float" office:value="74.63">
            <text:p>74.63</text:p>
          </table:table-cell>
          <table:table-cell/>
        </table:table-row>
      </table:table>
      <table:table table:name="final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>
            <text:p>rep</text:p>
          </table:table-cell>
          <table:table-cell office:value-type="string">
            <text:p>shrubCov</text:p>
          </table:table-cell>
          <table:table-cell office:value-type="string">
            <text:p>grassCov</text:p>
          </table:table-cell>
          <table:table-cell office:value-type="string">
            <text:p>forbCov</text:p>
          </table:table-cell>
          <table:table-cell office:value-type="string">
            <text:p>annualCov</text:p>
          </table:table-cell>
          <table:table-cell office:value-type="string">
            <text:p>ch1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ch4</text:p>
          </table:table-cell>
          <table:table-cell office:value-type="string">
            <text:p>sensitiv1</text:p>
          </table:table-cell>
          <table:table-cell office:value-type="string">
            <text:p>sensitiv2</text:p>
          </table:table-cell>
          <table:table-cell office:value-type="string">
            <text:p>sensitiv3</text:p>
          </table:table-cell>
          <table:table-cell office:value-type="string">
            <text:p>sensitiv4</text:p>
          </table:table-cell>
          <table:table-cell office:value-type="string">
            <text:p>ndviAVHRR</text:p>
          </table:table-cell>
          <table:table-cell office:value-type="string">
            <text:p>ndviMODIS</text:p>
          </table:table-cell>
          <table:table-cell office:value-type="string">
            <text:p>biomas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float" office:value="753">
            <text:p>753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2]*[.L2]-[.F2]*[.J2])/([.H2]*[.L2]+[.F2]*[.J2])" office:value-type="float" office:value="0.575977494190076">
            <text:p>0.58</text:p>
          </table:table-cell>
          <table:table-cell table:formula="oooc:=([.I2]*[.M2]-[.G2]*[.K2])/([.I2]*[.M2]+[.G2]*[.K2])" office:value-type="float" office:value="0.406961549122877">
            <text:p>0.41</text:p>
          </table:table-cell>
          <table:table-cell office:value-type="float" office:value="48.81">
            <text:p>48.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float" office:value="875">
            <text:p>875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3]*[.L3]-[.F3]*[.J3])/([.H3]*[.L3]+[.F3]*[.J3])" office:value-type="float" office:value="0.455576559546314">
            <text:p>0.46</text:p>
          </table:table-cell>
          <table:table-cell table:formula="oooc:=([.I3]*[.M3]-[.G3]*[.K3])/([.I3]*[.M3]+[.G3]*[.K3])" office:value-type="float" office:value="0.262573919404987">
            <text:p>0.26</text:p>
          </table:table-cell>
          <table:table-cell office:value-type="float" office:value="32.82">
            <text:p>32.8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137">
            <text:p>137</text:p>
          </table:table-cell>
          <table:table-cell office:value-type="float" office:value="1064">
            <text:p>1064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4]*[.L4]-[.F4]*[.J4])/([.H4]*[.L4]+[.F4]*[.J4])" office:value-type="float" office:value="0.509803921568627">
            <text:p>0.51</text:p>
          </table:table-cell>
          <table:table-cell table:formula="oooc:=([.I4]*[.M4]-[.G4]*[.K4])/([.I4]*[.M4]+[.G4]*[.K4])" office:value-type="float" office:value="0.306822673729149">
            <text:p>0.31</text:p>
          </table:table-cell>
          <table:table-cell office:value-type="float" office:value="27.94">
            <text:p>27.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145">
            <text:p>145</text:p>
          </table:table-cell>
          <table:table-cell office:value-type="float" office:value="989">
            <text:p>989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5]*[.L5]-[.F5]*[.J5])/([.H5]*[.L5]+[.F5]*[.J5])" office:value-type="float" office:value="0.463734827443707">
            <text:p>0.46</text:p>
          </table:table-cell>
          <table:table-cell table:formula="oooc:=([.I5]*[.M5]-[.G5]*[.K5])/([.I5]*[.M5]+[.G5]*[.K5])" office:value-type="float" office:value="0.237886668491651">
            <text:p>0.2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144">
            <text:p>144</text:p>
          </table:table-cell>
          <table:table-cell office:value-type="float" office:value="1335">
            <text:p>1335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6]*[.L6]-[.F6]*[.J6])/([.H6]*[.L6]+[.F6]*[.J6])" office:value-type="float" office:value="0.563481501197764">
            <text:p>0.56</text:p>
          </table:table-cell>
          <table:table-cell table:formula="oooc:=([.I6]*[.M6]-[.G6]*[.K6])/([.I6]*[.M6]+[.G6]*[.K6])" office:value-type="float" office:value="0.398092915922846">
            <text:p>0.4</text:p>
          </table:table-cell>
          <table:table-cell office:value-type="float" office:value="52.68">
            <text:p>52.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office:value-type="float" office:value="157">
            <text:p>157</text:p>
          </table:table-cell>
          <table:table-cell office:value-type="float" office:value="1384">
            <text:p>1384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7]*[.L7]-[.F7]*[.J7])/([.H7]*[.L7]+[.F7]*[.J7])" office:value-type="float" office:value="0.547064630393125">
            <text:p>0.55</text:p>
          </table:table-cell>
          <table:table-cell table:formula="oooc:=([.I7]*[.M7]-[.G7]*[.K7])/([.I7]*[.M7]+[.G7]*[.K7])" office:value-type="float" office:value="0.351978846443236">
            <text:p>0.35</text:p>
          </table:table-cell>
          <table:table-cell office:value-type="float" office:value="36.67">
            <text:p>36.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office:value-type="float" office:value="146">
            <text:p>146</text:p>
          </table:table-cell>
          <table:table-cell office:value-type="float" office:value="1045">
            <text:p>104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8]*[.L8]-[.F8]*[.J8])/([.H8]*[.L8]+[.F8]*[.J8])" office:value-type="float" office:value="0.475542107917297">
            <text:p>0.48</text:p>
          </table:table-cell>
          <table:table-cell table:formula="oooc:=([.I8]*[.M8]-[.G8]*[.K8])/([.I8]*[.M8]+[.G8]*[.K8])" office:value-type="float" office:value="0.265139202013317">
            <text:p>0.27</text:p>
          </table:table-cell>
          <table:table-cell office:value-type="float" office:value="34.19">
            <text:p>34.1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142">
            <text:p>142</text:p>
          </table:table-cell>
          <table:table-cell office:value-type="float" office:value="1026">
            <text:p>1026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9]*[.L9]-[.F9]*[.J9])/([.H9]*[.L9]+[.F9]*[.J9])" office:value-type="float" office:value="0.480796985998388">
            <text:p>0.48</text:p>
          </table:table-cell>
          <table:table-cell table:formula="oooc:=([.I9]*[.M9]-[.G9]*[.K9])/([.I9]*[.M9]+[.G9]*[.K9])" office:value-type="float" office:value="0.263174963515486">
            <text:p>0.26</text:p>
          </table:table-cell>
          <table:table-cell office:value-type="float" office:value="33.01">
            <text:p>33.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09">
            <text:p>309</text:p>
          </table:table-cell>
          <table:table-cell office:value-type="float" office:value="163">
            <text:p>163</text:p>
          </table:table-cell>
          <table:table-cell office:value-type="float" office:value="815">
            <text:p>815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0]*[.L10]-[.F10]*[.J10])/([.H10]*[.L10]+[.F10]*[.J10])" office:value-type="float" office:value="0.340131333084192">
            <text:p>0.34</text:p>
          </table:table-cell>
          <table:table-cell table:formula="oooc:=([.I10]*[.M10]-[.G10]*[.K10])/([.I10]*[.M10]+[.G10]*[.K10])" office:value-type="float" office:value="0.0942609903626314">
            <text:p>0.09</text:p>
          </table:table-cell>
          <table:table-cell office:value-type="float" office:value="16.91">
            <text:p>16.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59">
            <text:p>159</text:p>
          </table:table-cell>
          <table:table-cell office:value-type="float" office:value="968">
            <text:p>968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1]*[.L11]-[.F11]*[.J11])/([.H11]*[.L11]+[.F11]*[.J11])" office:value-type="float" office:value="0.427400513232985">
            <text:p>0.43</text:p>
          </table:table-cell>
          <table:table-cell table:formula="oooc:=([.I11]*[.M11]-[.G11]*[.K11])/([.I11]*[.M11]+[.G11]*[.K11])" office:value-type="float" office:value="0.203942736446844">
            <text:p>0.2</text:p>
          </table:table-cell>
          <table:table-cell office:value-type="float" office:value="35.23">
            <text:p>35.2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150">
            <text:p>150</text:p>
          </table:table-cell>
          <table:table-cell office:value-type="float" office:value="889">
            <text:p>889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2]*[.L12]-[.F12]*[.J12])/([.H12]*[.L12]+[.F12]*[.J12])" office:value-type="float" office:value="0.415005219476399">
            <text:p>0.42</text:p>
          </table:table-cell>
          <table:table-cell table:formula="oooc:=([.I12]*[.M12]-[.G12]*[.K12])/([.I12]*[.M12]+[.G12]*[.K12])" office:value-type="float" office:value="0.173007896625987">
            <text:p>0.17</text:p>
          </table:table-cell>
          <table:table-cell office:value-type="float" office:value="25.98">
            <text:p>25.9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25">
            <text:p>125</text:p>
          </table:table-cell>
          <table:table-cell office:value-type="float" office:value="689">
            <text:p>689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3]*[.L13]-[.F13]*[.J13])/([.H13]*[.L13]+[.F13]*[.J13])" office:value-type="float" office:value="0.387859207617752">
            <text:p>0.39</text:p>
          </table:table-cell>
          <table:table-cell table:formula="oooc:=([.I13]*[.M13]-[.G13]*[.K13])/([.I13]*[.M13]+[.G13]*[.K13])" office:value-type="float" office:value="0.144537515594368">
            <text:p>0.14</text:p>
          </table:table-cell>
          <table:table-cell office:value-type="float" office:value="16.29">
            <text:p>16.2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106">
            <text:p>106</text:p>
          </table:table-cell>
          <table:table-cell office:value-type="float" office:value="702">
            <text:p>70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4]*[.L14]-[.F14]*[.J14])/([.H14]*[.L14]+[.F14]*[.J14])" office:value-type="float" office:value="0.43466836531571">
            <text:p>0.43</text:p>
          </table:table-cell>
          <table:table-cell table:formula="oooc:=([.I14]*[.M14]-[.G14]*[.K14])/([.I14]*[.M14]+[.G14]*[.K14])" office:value-type="float" office:value="0.22692395350604">
            <text:p>0.23</text:p>
          </table:table-cell>
          <table:table-cell office:value-type="float" office:value="30.76">
            <text:p>30.7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724">
            <text:p>724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5]*[.L15]-[.F15]*[.J15])/([.H15]*[.L15]+[.F15]*[.J15])" office:value-type="float" office:value="0.591708542713568">
            <text:p>0.59</text:p>
          </table:table-cell>
          <table:table-cell table:formula="oooc:=([.I15]*[.M15]-[.G15]*[.K15])/([.I15]*[.M15]+[.G15]*[.K15])" office:value-type="float" office:value="0.438403303509979">
            <text:p>0.44</text:p>
          </table:table-cell>
          <table:table-cell office:value-type="float" office:value="53.11">
            <text:p>53.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16">
            <text:p>116</text:p>
          </table:table-cell>
          <table:table-cell office:value-type="float" office:value="858">
            <text:p>858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6]*[.L16]-[.F16]*[.J16])/([.H16]*[.L16]+[.F16]*[.J16])" office:value-type="float" office:value="0.490221730990459">
            <text:p>0.49</text:p>
          </table:table-cell>
          <table:table-cell table:formula="oooc:=([.I16]*[.M16]-[.G16]*[.K16])/([.I16]*[.M16]+[.G16]*[.K16])" office:value-type="float" office:value="0.281339743796586">
            <text:p>0.28</text:p>
          </table:table-cell>
          <table:table-cell office:value-type="float" office:value="37.29">
            <text:p>37.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1068">
            <text:p>1068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ooc:=([.H17]*[.L17]-[.F17]*[.J17])/([.H17]*[.L17]+[.F17]*[.J17])" office:value-type="float" office:value="0.621436176505383">
            <text:p>0.62</text:p>
          </table:table-cell>
          <table:table-cell table:formula="oooc:=([.I17]*[.M17]-[.G17]*[.K17])/([.I17]*[.M17]+[.G17]*[.K17])" office:value-type="float" office:value="0.480577528155968">
            <text:p>0.48</text:p>
          </table:table-cell>
          <table:table-cell office:value-type="float" office:value="74.63">
            <text:p>74.63</text:p>
          </table:table-cell>
        </table:table-row>
      </table:table>
      <table:table table:name="raw biomas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code</text:p>
          </table:table-cell>
          <table:table-cell office:value-type="string">
            <text:p>sample</text:p>
          </table:table-cell>
          <table:table-cell office:value-type="string">
            <text:p>dat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office:value-type="string">
            <text:p>ID NDVI 1</text:p>
          </table:table-cell>
          <table:table-cell office:value-type="float" office:value="1">
            <text:p>1</text:p>
          </table:table-cell>
          <table:table-cell office:value-type="float" office:value="39631">
            <text:p>07/02/08</text:p>
          </table:table-cell>
          <table:table-cell office:value-type="float" office:value="48.81">
            <text:p>48.81</text:p>
          </table:table-cell>
          <table:table-cell/>
        </table:table-row>
        <table:table-row table:style-name="ro2">
          <table:table-cell office:value-type="string">
            <text:p>ID NDVI 2</text:p>
          </table:table-cell>
          <table:table-cell office:value-type="float" office:value="2">
            <text:p>2</text:p>
          </table:table-cell>
          <table:table-cell office:value-type="float" office:value="39631">
            <text:p>07/02/08</text:p>
          </table:table-cell>
          <table:table-cell office:value-type="float" office:value="32.82">
            <text:p>32.82</text:p>
          </table:table-cell>
          <table:table-cell/>
        </table:table-row>
        <table:table-row table:style-name="ro2">
          <table:table-cell office:value-type="string">
            <text:p>ID NDVI 3</text:p>
          </table:table-cell>
          <table:table-cell office:value-type="float" office:value="3">
            <text:p>3</text:p>
          </table:table-cell>
          <table:table-cell office:value-type="float" office:value="39631">
            <text:p>07/02/08</text:p>
          </table:table-cell>
          <table:table-cell office:value-type="float" office:value="27.94">
            <text:p>27.94</text:p>
          </table:table-cell>
          <table:table-cell/>
        </table:table-row>
        <table:table-row table:style-name="ro2">
          <table:table-cell office:value-type="string">
            <text:p>ID NDVI 4</text:p>
          </table:table-cell>
          <table:table-cell office:value-type="float" office:value="4">
            <text:p>4</text:p>
          </table:table-cell>
          <table:table-cell office:value-type="float" office:value="39631">
            <text:p>07/02/0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ID NDVI 15</text:p>
          </table:table-cell>
          <table:table-cell office:value-type="float" office:value="5">
            <text:p>5</text:p>
          </table:table-cell>
          <table:table-cell office:value-type="float" office:value="39632">
            <text:p>07/03/08</text:p>
          </table:table-cell>
          <table:table-cell office:value-type="float" office:value="52.68">
            <text:p>52.68</text:p>
          </table:table-cell>
          <table:table-cell office:value-type="string">
            <text:p>* label entered wrong on original datasheet; weight matches # 5</text:p>
          </table:table-cell>
        </table:table-row>
        <table:table-row table:style-name="ro2">
          <table:table-cell office:value-type="string">
            <text:p>ID NDVI 6</text:p>
          </table:table-cell>
          <table:table-cell office:value-type="float" office:value="6">
            <text:p>6</text:p>
          </table:table-cell>
          <table:table-cell office:value-type="float" office:value="39631">
            <text:p>07/02/08</text:p>
          </table:table-cell>
          <table:table-cell office:value-type="float" office:value="36.67">
            <text:p>36.67</text:p>
          </table:table-cell>
          <table:table-cell/>
        </table:table-row>
        <table:table-row table:style-name="ro2">
          <table:table-cell office:value-type="string">
            <text:p>ID NDVI 7</text:p>
          </table:table-cell>
          <table:table-cell office:value-type="float" office:value="7">
            <text:p>7</text:p>
          </table:table-cell>
          <table:table-cell office:value-type="float" office:value="39631">
            <text:p>07/02/08</text:p>
          </table:table-cell>
          <table:table-cell office:value-type="float" office:value="34.19">
            <text:p>34.19</text:p>
          </table:table-cell>
          <table:table-cell/>
        </table:table-row>
        <table:table-row table:style-name="ro2">
          <table:table-cell office:value-type="string">
            <text:p>ID NDVI 8</text:p>
          </table:table-cell>
          <table:table-cell office:value-type="float" office:value="8">
            <text:p>8</text:p>
          </table:table-cell>
          <table:table-cell office:value-type="float" office:value="39631">
            <text:p>07/02/08</text:p>
          </table:table-cell>
          <table:table-cell office:value-type="float" office:value="33.01">
            <text:p>33.01</text:p>
          </table:table-cell>
          <table:table-cell/>
        </table:table-row>
        <table:table-row table:style-name="ro2">
          <table:table-cell office:value-type="string">
            <text:p>ID NDV1 9</text:p>
          </table:table-cell>
          <table:table-cell office:value-type="float" office:value="9">
            <text:p>9</text:p>
          </table:table-cell>
          <table:table-cell office:value-type="float" office:value="39631">
            <text:p>07/02/08</text:p>
          </table:table-cell>
          <table:table-cell office:value-type="float" office:value="16.91">
            <text:p>16.91</text:p>
          </table:table-cell>
          <table:table-cell/>
        </table:table-row>
        <table:table-row table:style-name="ro2">
          <table:table-cell office:value-type="string">
            <text:p>ID NDVI 10</text:p>
          </table:table-cell>
          <table:table-cell office:value-type="float" office:value="10">
            <text:p>10</text:p>
          </table:table-cell>
          <table:table-cell office:value-type="float" office:value="39632">
            <text:p>07/03/08</text:p>
          </table:table-cell>
          <table:table-cell office:value-type="float" office:value="35.23">
            <text:p>35.23</text:p>
          </table:table-cell>
          <table:table-cell/>
        </table:table-row>
        <table:table-row table:style-name="ro2">
          <table:table-cell office:value-type="string">
            <text:p>ID NDVI 11</text:p>
          </table:table-cell>
          <table:table-cell office:value-type="float" office:value="11">
            <text:p>11</text:p>
          </table:table-cell>
          <table:table-cell office:value-type="float" office:value="39632">
            <text:p>07/03/08</text:p>
          </table:table-cell>
          <table:table-cell office:value-type="float" office:value="25.98">
            <text:p>25.98</text:p>
          </table:table-cell>
          <table:table-cell/>
        </table:table-row>
        <table:table-row table:style-name="ro2">
          <table:table-cell office:value-type="string">
            <text:p>ID NDVI 12</text:p>
          </table:table-cell>
          <table:table-cell office:value-type="float" office:value="12">
            <text:p>12</text:p>
          </table:table-cell>
          <table:table-cell office:value-type="float" office:value="39632">
            <text:p>07/03/08</text:p>
          </table:table-cell>
          <table:table-cell office:value-type="float" office:value="16.29">
            <text:p>16.29</text:p>
          </table:table-cell>
          <table:table-cell/>
        </table:table-row>
        <table:table-row table:style-name="ro2">
          <table:table-cell office:value-type="string">
            <text:p>ID NDVI 13</text:p>
          </table:table-cell>
          <table:table-cell office:value-type="float" office:value="13">
            <text:p>13</text:p>
          </table:table-cell>
          <table:table-cell office:value-type="float" office:value="39631">
            <text:p>07/02/08</text:p>
          </table:table-cell>
          <table:table-cell office:value-type="float" office:value="30.76">
            <text:p>30.76</text:p>
          </table:table-cell>
          <table:table-cell/>
        </table:table-row>
        <table:table-row table:style-name="ro2">
          <table:table-cell office:value-type="string">
            <text:p>ID NDVI 14</text:p>
          </table:table-cell>
          <table:table-cell office:value-type="float" office:value="14">
            <text:p>14</text:p>
          </table:table-cell>
          <table:table-cell office:value-type="float" office:value="39631">
            <text:p>07/02/08</text:p>
          </table:table-cell>
          <table:table-cell office:value-type="float" office:value="53.11">
            <text:p>53.11</text:p>
          </table:table-cell>
          <table:table-cell/>
        </table:table-row>
        <table:table-row table:style-name="ro2">
          <table:table-cell office:value-type="string">
            <text:p>ID NDVI 15</text:p>
          </table:table-cell>
          <table:table-cell office:value-type="float" office:value="15">
            <text:p>15</text:p>
          </table:table-cell>
          <table:table-cell office:value-type="float" office:value="39632">
            <text:p>07/03/08</text:p>
          </table:table-cell>
          <table:table-cell office:value-type="float" office:value="37.29">
            <text:p>37.29</text:p>
          </table:table-cell>
          <table:table-cell/>
        </table:table-row>
        <table:table-row table:style-name="ro2">
          <table:table-cell office:value-type="string">
            <text:p>ID NDVI 16</text:p>
          </table:table-cell>
          <table:table-cell office:value-type="float" office:value="16">
            <text:p>16</text:p>
          </table:table-cell>
          <table:table-cell office:value-type="float" office:value="39632">
            <text:p>07/03/08</text:p>
          </table:table-cell>
          <table:table-cell office:value-type="float" office:value="74.63">
            <text:p>74.63</text:p>
          </table:table-cell>
          <table:table-cell/>
        </table:table-row>
      </table:table>
      <table:table table:name="metadata" table:style-name="ta1" table:print="false">
        <table:table-column table:style-name="co1" table:default-cell-style-name="Default"/>
        <table:table-row table:style-name="ro2">
          <table:table-cell office:value-type="string">
            <text:p>ndvi measure and biomass clipped on July 1 -2 2008 (ndvi measured between 11 am and 4 pm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eps 1-5 collected at P11 E1</text:p>
          </table:table-cell>
        </table:table-row>
        <table:table-row table:style-name="ro2">
          <table:table-cell office:value-type="string">
            <text:p>reps 6-16 collected in primitive area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h1...4 are the 4 channels recorded by the Skye spectroradiomet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hannel 1=AVHRR red</text:p>
          </table:table-cell>
        </table:table-row>
        <table:table-row table:style-name="ro2">
          <table:table-cell office:value-type="string">
            <text:p>Channel 2 = MODIS red</text:p>
          </table:table-cell>
        </table:table-row>
        <table:table-row table:style-name="ro2">
          <table:table-cell office:value-type="string">
            <text:p>Channel 3=AVHRR IR</text:p>
          </table:table-cell>
        </table:table-row>
        <table:table-row table:style-name="ro2">
          <table:table-cell office:value-type="string">
            <text:p>Channel 4 = MODIS IR</text:p>
          </table:table-cell>
        </table:table-row>
      </table:table>
      <table:database-ranges>
        <table:database-range table:target-range-address="'raw biomass'.A2:'raw biomass'.E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0P0" style:volatile="true">
      <number:month/>
      <number:text>/</number:text>
      <number:day/>
      <number:text>/</number:text>
      <number:year/>
    </number:date-style>
    <number:text-style style:name="N130">
      <number:text-content/>
      <style:map style:condition="value()&gt;=0" style:apply-style-name="N130P0"/>
    </number:text-style>
    <number:date-style style:name="N131P0" style:volatile="true">
      <number:day/>
      <number:text>-</number:text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date-style style:name="N132P0" style:volatile="true">
      <number:month number:style="long"/>
      <number:text>/</number:text>
      <number:day number:style="long"/>
      <number:text>/</number:text>
      <number:year/>
    </number:date-style>
    <number:text-style style:name="N132">
      <number:text-content/>
      <style:map style:condition="value()&gt;=0" style:apply-style-name="N132P0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5">09/15/2008</text:date>, <text:time>16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Peter Adler</dc:creator>
    <dc:date>2008-09-15T16:02:48</dc:date>
    <meta:editing-cycles>18</meta:editing-cycles>
    <meta:editing-duration>PT1H48M8S</meta:editing-duration>
    <meta:user-defined meta:name="Info 1"/>
    <meta:user-defined meta:name="Info 2"/>
    <meta:user-defined meta:name="Info 3"/>
    <meta:user-defined meta:name="Info 4"/>
    <meta:document-statistic meta:table-count="4" meta:cell-count="624"/>
  </office:meta>
</office:document-meta>
</file>